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o stretchy="false">λ</mo>
      <mrow>
        <mi/>
        <mo stretchy="false">=</mo>
        <mi/>
      </mrow>
      <mfrac>
        <mrow>
          <mn>2</mn>
          <mo stretchy="false">π</mo>
        </mrow>
        <mi>k</mi>
      </mfrac>
      <mrow>
        <mi/>
        <mo stretchy="false">≪</mo>
        <mi/>
      </mrow>
      <mtext> Änderungen im optischen Medium</mtext>
    </mrow>
    <annotation encoding="StarMath 5.0">%ilambda `=` {2 %pi} over k `&lt;&lt;` " Änderungen im optischen Medium"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4T03:32:52.983000000</meta:creation-date>
    <meta:generator>LibreOffice/4.1.4.2$Windows_x86 LibreOffice_project/0a0440ccc0227ad9829de5f46be37cfb6edcf72</meta:generator>
  </office:meta>
</office:document-meta>
</file>